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95cm"/>
    </style:style>
    <style:style style:name="gr2" style:family="graphic" style:parent-style-name="standard">
      <style:graphic-properties draw:stroke="none" svg:stroke-color="#000000" draw:fill="none" draw:fill-color="#ffffff" fo:min-height="4.75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ff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05cm" svg:stroke-color="#ff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00ff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fo:min-height="2.55cm"/>
    </style:style>
    <style:style style:name="P1" style:family="paragraph">
      <style:paragraph-properties fo:text-align="center"/>
    </style:style>
    <style:style style:name="T1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6.8cm" svg:height="3.2cm" svg:x="1.6cm" svg:y="1.6cm">
          <draw:text-box>
            <text:p>A11 <text:s text:c="3"/>A12 <text:s text:c="3"/>A13</text:p>
            <text:p/>
            <text:p>A21 <text:s text:c="3"/>A22 <text:s text:c="3"/>A23</text:p>
          </draw:text-box>
        </draw:frame>
        <draw:frame draw:style-name="gr2" draw:layer="layout" svg:width="6.8cm" svg:height="5cm" svg:x="8.3cm" svg:y="1.6cm">
          <draw:text-box>
            <text:p>A11</text:p>
            <text:p/>
            <text:p>A21 <text:s text:c="7"/>=</text:p>
            <text:p/>
            <text:p>A31</text:p>
          </draw:text-box>
        </draw:frame>
        <draw:line draw:style-name="gr3" draw:text-style-name="P1" draw:layer="layout" svg:x1="1.4cm" svg:y1="1.5cm" svg:x2="1.4cm" svg:y2="4cm">
          <text:p/>
        </draw:line>
        <draw:line draw:style-name="gr3" draw:text-style-name="P1" draw:layer="layout" svg:x1="6.9cm" svg:y1="1.5cm" svg:x2="6.9cm" svg:y2="4cm">
          <text:p/>
        </draw:line>
        <draw:line draw:style-name="gr3" draw:text-style-name="P1" draw:layer="layout" svg:x1="8.1cm" svg:y1="1.5cm" svg:x2="8.1cm" svg:y2="5.4cm">
          <text:p/>
        </draw:line>
        <draw:line draw:style-name="gr3" draw:text-style-name="P1" draw:layer="layout" svg:x1="10cm" svg:y1="1.5cm" svg:x2="10cm" svg:y2="5.4cm">
          <text:p/>
        </draw:line>
        <draw:line draw:style-name="gr4" draw:text-style-name="P1" draw:layer="layout" svg:x1="1.5cm" svg:y1="1.3cm" svg:x2="6.8cm" svg:y2="1.3cm">
          <text:p/>
        </draw:line>
        <draw:line draw:style-name="gr4" draw:text-style-name="P1" draw:layer="layout" svg:x1="7.95cm" svg:y1="1.5cm" svg:x2="7.95cm" svg:y2="5.4cm">
          <text:p/>
        </draw:line>
        <draw:frame draw:style-name="gr5" draw:layer="layout" svg:width="0.68cm" svg:height="0.962cm" svg:x="7.1cm" svg:y="2.1cm">
          <draw:text-box>
            <text:p>.</text:p>
          </draw:text-box>
        </draw:frame>
        <draw:line draw:style-name="gr3" draw:text-style-name="P1" draw:layer="layout" svg:x1="12.4cm" svg:y1="1.5cm" svg:x2="12.4cm" svg:y2="4cm">
          <text:p/>
        </draw:line>
        <draw:line draw:style-name="gr3" draw:text-style-name="P1" draw:layer="layout" svg:x1="14.2cm" svg:y1="1.5cm" svg:x2="14.2cm" svg:y2="4cm">
          <text:p/>
        </draw:line>
        <draw:line draw:style-name="gr6" draw:text-style-name="P1" draw:layer="layout" svg:x1="1.25cm" svg:y1="1.5cm" svg:x2="1.25cm" svg:y2="4cm">
          <text:p/>
        </draw:line>
        <draw:line draw:style-name="gr6" draw:text-style-name="P1" draw:layer="layout" svg:x1="12.25cm" svg:y1="1.5cm" svg:x2="12.25cm" svg:y2="4cm">
          <text:p/>
        </draw:line>
        <draw:line draw:style-name="gr7" draw:text-style-name="P1" draw:layer="layout" svg:x1="8.1cm" svg:y1="1.3cm" svg:x2="10cm" svg:y2="1.3cm">
          <text:p/>
        </draw:line>
        <draw:line draw:style-name="gr7" draw:text-style-name="P1" draw:layer="layout" svg:x1="12.4cm" svg:y1="1.3cm" svg:x2="14.3cm" svg:y2="1.3cm">
          <text:p/>
        </draw:line>
        <draw:frame draw:style-name="gr8" draw:layer="layout" svg:width="2.2cm" svg:height="2.8cm" svg:x="12.6cm" svg:y="1.6cm">
          <draw:text-box>
            <text:p>A11</text:p>
            <text:p/>
            <text:p>A21</text:p>
          </draw:text-box>
        </draw:frame>
        <draw:frame draw:style-name="gr5" draw:layer="layout" svg:width="5.789cm" svg:height="1.673cm" svg:x="4.1cm" svg:y="5.8cm">
          <draw:text-box>
            <text:p><text:s text:c="3"/>[ 2 x <text:span text:style-name="T1">3</text:span> ] * [ <text:span text:style-name="T1">3</text:span> x 1 ]</text:p>
            <text:p>= [ 2 <text:s text:c="8"/>x <text:s text:c="7"/>1 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6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8T13:05:16</meta:creation-date>
    <dc:date>2013-06-18T13:20:32</dc:date>
    <meta:editing-duration>PT8M59S</meta:editing-duration>
    <meta:editing-cycles>6</meta:editing-cycles>
    <meta:generator>LibreOffice/4.0.3.3$MacOSX_x86 LibreOffice_project/0eaa50a932c8f2199a615e1eb30f7ac74279539</meta:generator>
    <meta:document-statistic meta:object-count="17"/>
  </office:meta>
</office:document-meta>
</file>